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20000013923B7BB08DB9D4093.png" manifest:media-type="image/png"/>
  <manifest:file-entry manifest:full-path="Pictures/1000020100000312000001B0A7A4508EAE8FFB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3">
      <style:text-properties officeooo:rsid="0014a79f" officeooo:paragraph-rsid="0014a7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/>
      <text:h text:style-name="P1" text:outline-level="3">Backazimuth estimation</text:h>
      <text:p text:style-name="Standard"><draw:frame draw:style-name="fr1" draw:name="Image1" text:anchor-type="paragraph" svg:x="0cm" svg:y="0.032cm" svg:width="17cm" svg:height="9.342cm" draw:z-index="0"><draw:image xlink:href="Pictures/1000020100000312000001B0A7A4508EAE8FFB1D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1" text:outline-level="3"><draw:frame draw:style-name="fr1" draw:name="Image3" text:anchor-type="paragraph" svg:x="-0.106cm" svg:y="1.228cm" svg:width="17cm" svg:height="6.768cm" draw:z-index="1"><draw:image xlink:href="Pictures/10000201000003120000013923B7BB08DB9D4093.png" xlink:type="simple" xlink:show="embed" xlink:actuate="onLoad"/></draw:frame>Phase velocity estim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5:39:09.064892823</meta:creation-date>
    <dc:date>2016-06-27T15:42:14.451143717</dc:date>
    <meta:editing-duration>PT3M5S</meta:editing-duration>
    <meta:editing-cycles>1</meta:editing-cycles>
    <meta:document-statistic meta:table-count="0" meta:image-count="2" meta:object-count="0" meta:page-count="1" meta:paragraph-count="2" meta:word-count="5" meta:character-count="47" meta:non-whitespace-character-count="44"/>
    <meta:generator>LibreOffice/5.1.3.2$Linux_X86_64 LibreOffice_project/10m0$Build-2</meta:generator>
  </office:meta>
</office:document-meta>
</file>